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paragraph-rsid="00043a7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24378105" text:style-name="L1">
        <text:list-item>
          <text:p text:style-name="P3">El navegador va al servidor DNS y encuentra la dirección real del servidor donde el sitio web vive (encontrar la dirección de la tienda). </text:p>
          <text:p text:style-name="P3"/>
        </text:list-item>
        <text:list-item>
          <text:p text:style-name="P3">El navegador envía un mensaje de petición HTTP al servidor, pidiéndole que envíe una copia de la página web para el cliente (ir a la tienda y hacer un pedido). Este mensaje y todos los datos enviados entre el cliente y el servidor, se envían a través de tu conexión a Internet usando TCP/IP. </text:p>
          <text:p text:style-name="P3"/>
        </text:list-item>
        <text:list-item>
          <text:p text:style-name="P2">Siempre que el servidor apruebe la solicitud del cliente, el servidor enviará al cliente un mensaje, y comenzará a enviar los archivos de la página web al navegador como una serie de pequeños trozos llamados paquetes de datos (la tienda te entrega tus productos y los llevas de regreso a casa). </text:p>
          <text:p text:style-name="P2"/>
        </text:list-item>
        <text:list-item>
          <text:p text:style-name="P1">El navegador reúne los pequeños trozos, forma un sitio web completo y te lo muestr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56:54.984435629</meta:creation-date>
    <dc:date>2019-09-18T10:58:40.755674166</dc:date>
    <meta:editing-duration>PT1M46S</meta:editing-duration>
    <meta:editing-cycles>1</meta:editing-cycles>
    <meta:document-statistic meta:table-count="0" meta:image-count="0" meta:object-count="0" meta:page-count="1" meta:paragraph-count="4" meta:word-count="148" meta:character-count="817" meta:non-whitespace-character-count="674"/>
    <meta:generator>LibreOffice/6.0.7.3$Linux_X86_64 LibreOffice_project/00m0$Build-3</meta:generator>
  </office:meta>
</office:document-meta>
</file>